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style:font-size-asian="10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0pt" fo:font-weight="normal" officeooo:rsid="001828c5" officeooo:paragraph-rsid="001828c5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0pt" fo:font-weight="normal" officeooo:rsid="0019467a" officeooo:paragraph-rsid="0019467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1" fo:font-size="10pt" fo:font-weight="normal" officeooo:rsid="0019b596" officeooo:paragraph-rsid="0019b59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0pt" fo:font-weight="normal" officeooo:rsid="0019b596" officeooo:paragraph-rsid="0019b59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0pt" fo:font-weight="normal" officeooo:rsid="0019b596" officeooo:paragraph-rsid="001aa05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0pt" fo:font-weight="normal" officeooo:rsid="0019b596" officeooo:paragraph-rsid="001c5ba0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fo:font-weight="normal" officeooo:rsid="001aa05b" officeooo:paragraph-rsid="001aa05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0pt" fo:font-weight="normal" officeooo:rsid="001aa05b" officeooo:paragraph-rsid="001c5ba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fo:font-weight="normal" officeooo:rsid="001aa05b" officeooo:paragraph-rsid="001d2209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weight="normal" officeooo:rsid="00170819" officeooo:paragraph-rsid="00170819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0pt" fo:font-weight="normal" officeooo:rsid="001828c5" officeooo:paragraph-rsid="001828c5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fo:font-weight="normal" officeooo:rsid="0019b596" officeooo:paragraph-rsid="0019b596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5pt" fo:font-weight="bold" officeooo:rsid="00158aa0" officeooo:paragraph-rsid="00158aa0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style:font-size-asian="12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officeooo:paragraph-rsid="001c5ba0" style:font-size-asian="12pt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bold" officeooo:paragraph-rsid="001aa05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bold" officeooo:paragraph-rsid="001c5ba0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Arial1" fo:font-size="12pt" fo:font-weight="bold" officeooo:rsid="00158aa0" officeooo:paragraph-rsid="00158aa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bold" officeooo:rsid="0019b596" officeooo:paragraph-rsid="0019b596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bold" officeooo:rsid="0019b596" officeooo:paragraph-rsid="001aa05b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bold" officeooo:rsid="0019b596" officeooo:paragraph-rsid="001c5ba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fo:font-weight="bold" officeooo:rsid="0019b596" officeooo:paragraph-rsid="001d2209" style:font-size-asian="12pt" style:font-weight-asian="bold" style:font-size-complex="12pt" style:font-weight-complex="bold"/>
    </style:style>
    <style:style style:name="T1" style:family="text">
      <style:text-properties officeooo:rsid="00170819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c5ba0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officeooo:rsid="001aa05b" style:font-weight-asian="bold" style:font-size-complex="12pt" style:font-weight-complex="bold"/>
    </style:style>
    <style:style style:name="T7" style:family="text">
      <style:text-properties fo:font-weight="bold" officeooo:rsid="001c5ba0" style:font-weight-asian="bold" style:font-size-complex="12pt" style:font-weight-complex="bold"/>
    </style:style>
    <style:style style:name="T8" style:family="text">
      <style:text-properties fo:font-weight="bold" officeooo:rsid="001828c5" style:font-weight-asian="bold" style:font-size-complex="12pt" style:font-weight-complex="bold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aa05b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1c5ba0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1d2209" style:font-size-asian="10pt" style:font-weight-asian="normal" style:font-size-complex="10pt" style:font-weight-complex="normal"/>
    </style:style>
    <style:style style:name="T13" style:family="text">
      <style:text-properties officeooo:rsid="001828c5"/>
    </style:style>
    <style:style style:name="T14" style:family="text">
      <style:text-properties officeooo:rsid="0019467a"/>
    </style:style>
    <style:style style:name="T15" style:family="text">
      <style:text-properties officeooo:rsid="0019b596"/>
    </style:style>
    <style:style style:name="T16" style:family="text">
      <style:text-properties officeooo:rsid="001aa05b"/>
    </style:style>
    <style:style style:name="T17" style:family="text">
      <style:text-properties style:font-size-complex="12pt"/>
    </style:style>
    <style:style style:name="T18" style:family="text">
      <style:text-properties officeooo:rsid="001c5ba0" style:font-size-complex="12pt"/>
    </style:style>
    <style:style style:name="T19" style:family="text">
      <style:text-properties officeooo:rsid="001d2209" style:font-size-complex="12pt"/>
    </style:style>
    <style:style style:name="T20" style:family="text">
      <style:text-properties officeooo:rsid="001c5ba0"/>
    </style:style>
    <style:style style:name="T21" style:family="text">
      <style:text-properties officeooo:rsid="001d22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1. Introduzione</text:p>
      <text:p text:style-name="P17"><text:tab/><text:span text:style-name="T4">1.1 Propositi</text:span></text:p>
      <text:p text:style-name="P1"><text:tab/>Il proposito di questo documento è quello di specificare i requisiti d<text:span text:style-name="T1">i un applicazione "TODO list"</text:span> per <text:tab/>facilitarne la realizzazione e la validazione. Questo documento è redatto seguendo le indicazioni <text:tab/>contenute nel documento “IEEE Recommended Practice for Software Requirements Specifications” <text:tab/>avente riferimento IEEE Std 830-1993 (Revision of IEEE Std 830-1984). </text:p>
      <text:p text:style-name="P1"><text:span text:style-name="T2"><text:tab/>1.2 Obiettivi</text:span></text:p>
      <text:p text:style-name="P12"><text:tab/>L'obbiettivo è la realizzazione di un'applicazione che consenta di poter creare una lista di cose da <text:tab/>fare.</text:p>
      <text:p text:style-name="P20"><text:tab/>1.3 Definizioni, acronimi ed abbreviazioni</text:p>
      <text:p text:style-name="P12"><text:tab/>Nessuno.</text:p>
      <text:p text:style-name="P20"><text:tab/>1.4 Riferimenti</text:p>
      <text:p text:style-name="P12"><text:tab/>Nessuno.</text:p>
      <text:p text:style-name="P20"><text:tab/>1.5 Panoramica</text:p>
      <text:p text:style-name="P12"><text:tab/>Da qua in poi il documento conterrà un analisi approfondita delle funzionalità dell'applicazione <text:tab/>"TODO list" secondo l'obbiettivo principale espresso al punto 1.2.</text:p>
      <text:p text:style-name="P16">2. Descrizione generale</text:p>
      <text:p text:style-name="P20"><text:tab/>2.1 Prospettive del prodotto</text:p>
      <text:p text:style-name="P12"><text:tab/>Il prodotto è un'applicazione realizzata a scopo puramente didattico e quindi pecca <text:span text:style-name="T13">della mancanza <text:tab/></text:span>di <text:span text:style-name="T13">qualche</text:span> funzionalità important<text:span text:style-name="T13">e</text:span>,d'altra parte il prodotto in sè presenta <text:span text:style-name="T13">alcune caratteristiche <text:tab/>interessanti che se approfondite potrebbero rendere il prodotto un'applicazione vera e propria.</text:span></text:p>
      <text:p text:style-name="P20"><text:tab/>2.2 Funzionalità del prodotto</text:p>
      <text:p text:style-name="P2"><text:tab/>L'applicazione "TODO list" deve:</text:p>
      <text:p text:style-name="P2"><text:tab/>-Consentire l'aggiunta di un'nuovo TODO(Anche con nomi uguali,ma non vuoto)</text:p>
      <text:p text:style-name="P2"><text:tab/>-Consentire l'eliminazione di un TODO</text:p>
      <text:p text:style-name="P2"><text:tab/>-Modificare un TODO già esistente</text:p>
      <text:p text:style-name="P2"><text:tab/>-Salvare i dati al momento dell'uscita dall'applicazione</text:p>
      <text:p text:style-name="P2"><text:tab/>-Etichettare i TODO svolti</text:p>
      <text:p text:style-name="P2"><text:tab/>-Segnare la data dell'aggiunta di un TODO</text:p>
      <text:p text:style-name="P20"><text:tab/>2.3 Caratteristiche utente</text:p>
      <text:p text:style-name="P13"><text:tab/>All'utente non è richiesta alcuna conoscenza particolare;A quest'ultimo è solo richiesta una corretta <text:tab/>interpretazione dell'interfaccia e l'utilizzo dell'applicazione per lo scopo a cui è stata creata.</text:p>
      <text:p text:style-name="P20"><text:tab/>2.4 Vincoli generali</text:p>
      <text:p text:style-name="P3"><text:tab/>Non disponendo di un sistema di salvataggio l'applicazione non è in grado di tenere traccia dei <text:tab/>TODO creati prima dell'uscita dall'applicazione,quindi l'utente o deve tenere l'applicazione in <text:tab/>background,o deve realizzare i TODO da lui creati,in un tempo ragionevole;<text:span text:style-name="T21">L'applicazione non <text:tab/>consente la modifica di un TODO quindi se si vuole modificarne uno,bisognerà eliminarlo e <text:tab/>riaggiungerlo;L'applicazione non tiene traccia di data e orario di aggiunta di un TODO</text:span>.</text:p>
      <text:p text:style-name="P20"><text:tab/>2.5 Assunzioni e dipendenze</text:p>
      <text:p text:style-name="P3"><text:tab/>L'applicazione "TODO list" è stata realizzata per un utilizzo su qualsiasi dispositivo,purchè disponga <text:tab/>di una connessione a internet.</text:p>
      <text:p text:style-name="P16">3. Requisiti specifici</text:p>
      <text:p text:style-name="P20"><text:s text:c="3"/>3.1 Requisiti di interfaccia esterna</text:p>
      <text:p text:style-name="P20"><text:tab/>3.1.1 Interfaccia utente</text:p>
      <text:p text:style-name="P4"><text:tab/><text:span text:style-name="T21">L'applicazione</text:span> "<text:span text:style-name="T14">TODO list"</text:span> deve essere dotat<text:span text:style-name="T21">a</text:span> di un’interfaccia amichevole, con <text:span text:style-name="T14">campo di <text:tab/>testo</text:span>,<text:span text:style-name="T14">immagini,checkbox</text:span> e pulsanti. </text:p>
      <text:p text:style-name="P20"><text:tab/>3.1.2 Interfaccia hardware</text:p>
      <text:p text:style-name="P4"><text:tab/>Il sistema software "<text:span text:style-name="T14">TODO list"</text:span> non deve interfacciarsi con nessun sistema hardware. </text:p>
      <text:p text:style-name="P20"><text:tab/>3.1.3 Interfaccia software</text:p>
      <text:p text:style-name="P4"><text:tab/>Il sistema software "<text:span text:style-name="T14">TODO list</text:span>" non deve interfacciarsi con nessun sistema <text:span text:style-name="T14">software</text:span></text:p>
      <text:p text:style-name="P20"><text:tab/>3.1.4 Interfaccia di comunicazione</text:p>
      <text:p text:style-name="P4"><text:tab/>Il sistema software "<text:span text:style-name="T15">TODO list</text:span>" non richiede l’uso di una particolare interfaccia di comunicazione. </text:p>
      <text:p text:style-name="P20"><text:s text:c="3"/>3.2 Requisiti funzionali</text:p>
      <text:p text:style-name="P20"><text:tab/>3.2.1 <text:span text:style-name="T15">Aggiunta di un nuovo TODO</text:span></text:p>
      <text:p text:style-name="P20"><text:tab/><text:tab/>3.2.1.1 Introduzione</text:p>
      <text:p text:style-name="P6"><text:tab/><text:tab/>Consente di poter aggiungere una cosa da fare alla lista.</text:p>
      <text:p text:style-name="P20"><text:tab/><text:tab/>3.2.1.2 Input</text:p>
      <text:p text:style-name="P24"><text:span text:style-name="T9"><text:tab/><text:tab/>Avviene grazie alla presenza di un campo di testo e al pulsante aggi</text:span><text:span text:style-name="T12">u</text:span><text:span text:style-name="T9">ngi;l'utente dovrà <text:tab/></text:span><text:soft-page-break/><text:span text:style-name="T9"><text:tab/><text:tab/>semplicemente scrivere ciò che vuole fare e cliccando sul pulsante il TODO</text:span> <text:span text:style-name="T9">verrà aggiunto <text:tab/><text:tab/>alla lista.</text:span></text:p>
      <text:p text:style-name="P20"><text:tab/><text:tab/>3.2.1.3 Elaborazione</text:p>
      <text:p text:style-name="P9"><text:tab/><text:tab/>Durante la fase di elaborazione il TODO verrà aggiunto alla lista grazie alla funzione <text:tab/><text:tab/><text:tab/>aggiungiItem,ogni TODO avrà un identificativo che verrà generato a random e l'unico <text:tab/><text:tab/><text:tab/>controllo da effettuare sarà di verificare che l'utente non voglia aggiungere un TODO <text:tab/><text:tab/><text:tab/>vuoto,in caso affermativo verrà lanciato il messaggio "Non puoi aggiungere un TODO <text:tab/><text:tab/><text:tab/>vuoto!".</text:p>
      <text:p text:style-name="P20"><text:tab/><text:tab/>3.2.1.4 Output</text:p>
      <text:p text:style-name="P9"><text:tab/><text:tab/>Il TODO sarà aggiunto alla lista e visibile nell'interfaccia.</text:p>
      <text:p text:style-name="P18"><text:span text:style-name="T5"><text:tab/>3.2.2 </text:span><text:span text:style-name="T6">Eliminazione di un TODO</text:span></text:p>
      <text:p text:style-name="P21"><text:tab/><text:tab/>3.2.<text:span text:style-name="T20">2</text:span>.1 Introduzione</text:p>
      <text:p text:style-name="P7"><text:tab/><text:tab/>Consente di poter <text:span text:style-name="T16">eliminare</text:span> una cosa da fare alla lista.</text:p>
      <text:p text:style-name="P21"><text:tab/><text:tab/>3.2.<text:span text:style-name="T20">2</text:span>.2 Input</text:p>
      <text:p text:style-name="P25"><text:span text:style-name="T9"><text:tab/><text:tab/>Avviene grazie alla presenza di un pulsante </text:span><text:span text:style-name="T10">rimuovi accanto al TODO</text:span><text:span text:style-name="T9">;l'utente dovrà <text:tab/><text:tab/><text:tab/>semplicemente clicca</text:span><text:span text:style-name="T10">re</text:span><text:span text:style-name="T9"> sul pulsante </text:span><text:span text:style-name="T10">e</text:span><text:span text:style-name="T9"> il TODO</text:span> <text:span text:style-name="T9">verrà </text:span><text:span text:style-name="T10">rimosso da</text:span><text:span text:style-name="T9">lla lista.</text:span></text:p>
      <text:p text:style-name="P21"><text:tab/><text:tab/>3.2.<text:span text:style-name="T20">2</text:span>.3 Elaborazione</text:p>
      <text:p text:style-name="P9"><text:tab/><text:tab/>Durante la fase di elaborazione il TODO verrà rimosso dalla lista,tutto ciò che avverrà sarà il <text:tab/><text:tab/>richiamo della funzione eliminaItem,a cui verrà passato l'id del TODO da eliminare,che <text:tab/><text:tab/><text:tab/>filtrerà la lista e la aggiornerà rimuovendo il TODO selezionato.</text:p>
      <text:p text:style-name="P21"><text:tab/><text:tab/>3.2.<text:span text:style-name="T20">2</text:span>.4 Output</text:p>
      <text:p text:style-name="P9"><text:span text:style-name="T5"><text:tab/><text:tab/></text:span><text:span text:style-name="T17">Il TODO sarà rimosso d</text:span><text:span text:style-name="T19">a</text:span><text:span text:style-name="T17">lla lista di cose da fare.</text:span></text:p>
      <text:p text:style-name="P19"><text:span text:style-name="T5"><text:tab/>3.2.</text:span><text:span text:style-name="T7">3</text:span><text:span text:style-name="T5"> </text:span><text:span text:style-name="T7">Modifica</text:span><text:span text:style-name="T6"> di un TODO </text:span><text:span text:style-name="T7">già esistente</text:span></text:p>
      <text:p text:style-name="P22"><text:tab/><text:tab/>3.2.<text:span text:style-name="T20">3</text:span>.1 Introduzione</text:p>
      <text:p text:style-name="P8"><text:tab/><text:tab/>Consente di poter <text:span text:style-name="T20">modificare</text:span> una cosa da fare alla lista <text:span text:style-name="T20">senza la necessità di eliminarla.</text:span></text:p>
      <text:p text:style-name="P22"><text:tab/><text:tab/>3.2.<text:span text:style-name="T20">3</text:span>.2 Input</text:p>
      <text:p text:style-name="P26"><text:span text:style-name="T9"><text:tab/><text:tab/></text:span><text:span text:style-name="T11">Non realizzato per mancanza di capacità e tempo.</text:span></text:p>
      <text:p text:style-name="P22"><text:tab/><text:tab/>3.2.<text:span text:style-name="T20">3</text:span>.3 Elaborazione</text:p>
      <text:p text:style-name="P10"><text:tab/><text:tab/><text:span text:style-name="T20">Non realizzato per mancanza di capacità e tempo.</text:span></text:p>
      <text:p text:style-name="P22"><text:tab/><text:tab/>3.2.<text:span text:style-name="T20">3</text:span>.4 Output</text:p>
      <text:p text:style-name="P10"><text:span text:style-name="T5"><text:tab/><text:tab/></text:span><text:span text:style-name="T17">Il TODO </text:span><text:span text:style-name="T18">sarà modificato.</text:span></text:p>
      <text:p text:style-name="P19"><text:span text:style-name="T5"><text:tab/>3.2.</text:span><text:span text:style-name="T7">4</text:span><text:span text:style-name="T5"> </text:span><text:span text:style-name="T8">Salvare i dati al momento dell'uscita dall'applicazione</text:span></text:p>
      <text:p text:style-name="P22"><text:tab/><text:tab/>3.2.<text:span text:style-name="T20">4</text:span>.1 Introduzione</text:p>
      <text:p text:style-name="P8"><text:tab/><text:tab/>Consente di poter <text:span text:style-name="T20">salvare la lista di</text:span> cos<text:span text:style-name="T20">e</text:span> da fare <text:span text:style-name="T20">nel momento in cui l'utente decide di <text:tab/><text:tab/><text:tab/>chiudere l'applicazione.</text:span></text:p>
      <text:p text:style-name="P22"><text:tab/><text:tab/>3.2.<text:span text:style-name="T20">4</text:span>.2 Input</text:p>
      <text:p text:style-name="P26"><text:span text:style-name="T9"><text:tab/><text:tab/></text:span><text:span text:style-name="T11">Non realizzato per mancanza di capacità e tempo.</text:span></text:p>
      <text:p text:style-name="P22"><text:tab/><text:tab/>3.2.<text:span text:style-name="T20">4</text:span>.3 Elaborazione</text:p>
      <text:p text:style-name="P10"><text:tab/><text:tab/><text:span text:style-name="T20">Non realizzato per mancanza di capacità e tempo.</text:span></text:p>
      <text:p text:style-name="P22"><text:tab/><text:tab/>3.2.<text:span text:style-name="T20">4</text:span>.4 Output</text:p>
      <text:p text:style-name="P10"><text:span text:style-name="T7"><text:tab/><text:tab/></text:span><text:span text:style-name="T18">La lista di cose da fare dopo che l'applicazione sarà stata chiusa e aperta nuovamente <text:tab/><text:tab/><text:tab/>rimarrà intatta,come nel momento precedente alla chiusura.</text:span></text:p>
      <text:p text:style-name="P10"><text:span text:style-name="T18"><text:tab/></text:span><text:span text:style-name="T3">3.2.5 Etichettare i TODO svolti</text:span></text:p>
      <text:p text:style-name="P22"><text:tab/><text:tab/>3.2.<text:span text:style-name="T20">5</text:span>.1 Introduzione</text:p>
      <text:p text:style-name="P8"><text:tab/><text:tab/>Consente di poter <text:span text:style-name="T20">spuntare con una checkbox i TODO svolti che verranno sbarrati.</text:span></text:p>
      <text:p text:style-name="P22"><text:tab/><text:tab/>3.2.<text:span text:style-name="T20">5</text:span>.2 Input</text:p>
      <text:p text:style-name="P26"><text:span text:style-name="T9"><text:tab/><text:tab/></text:span><text:span text:style-name="T11">Avviene grazie alla presenza di una checkbox accanto ad ogni TODO in cui al momento del <text:tab/><text:tab/>click su di essa o sul TODO,segnerà il TODO come "Già fatto".</text:span></text:p>
      <text:p text:style-name="P22"><text:tab/><text:tab/>3.2.<text:span text:style-name="T20">5</text:span>.3 Elaborazione</text:p>
      <text:p text:style-name="P10"><text:tab/><text:tab/><text:span text:style-name="T20">Durante la fase di elaborazione viene controllato se la checkbox è stata selezionata,se ciò è <text:tab/><text:tab/>vero,lo stato del TODO diventa selected e a questo punto tutti i TODO che hanno come <text:tab/><text:tab/><text:tab/>stato selected saranno sbarrati.</text:span></text:p>
      <text:p text:style-name="P22"><text:tab/><text:tab/>3.2.<text:span text:style-name="T20">5</text:span>.4 Output</text:p>
      <text:p text:style-name="P10"><text:span text:style-name="T7"><text:tab/><text:tab/></text:span><text:span text:style-name="T18">La lista di cose da fare presenterà ora alcuni TODO sbarrati e altri TODO ancora da fare a <text:tab/><text:tab/>seconda di ciò che l'utente ha svolto(I TODO sbarrati si possono sempre rimuovere,come <text:tab/><text:tab/>se fossero TODO normali).</text:span></text:p>
      <text:p text:style-name="P10"><text:span text:style-name="T3"><text:tab/>3.2.6 Etichettare i TODO svolti</text:span></text:p>
      <text:p text:style-name="P22"><text:tab/><text:tab/>3.2.<text:span text:style-name="T20">6</text:span>.1 Introduzione</text:p>
      <text:p text:style-name="P8"><text:soft-page-break/><text:tab/><text:tab/>Consente di poter <text:span text:style-name="T21">visualizzare la data e l'orario dell'aggiunta di un TODO.</text:span></text:p>
      <text:p text:style-name="P22"><text:tab/><text:tab/>3.2.<text:span text:style-name="T20">6</text:span>.2 Input</text:p>
      <text:p text:style-name="P27"><text:span text:style-name="T9"><text:tab/><text:tab/></text:span><text:span text:style-name="T11">Non realizzato per mancanza di capacità e tempo.</text:span></text:p>
      <text:p text:style-name="P22"><text:tab/><text:tab/>3.2.<text:span text:style-name="T20">6</text:span>.3 Elaborazione</text:p>
      <text:p text:style-name="P11"><text:tab/><text:tab/><text:span text:style-name="T20">Non realizzato per mancanza di capacità e tempo.</text:span></text:p>
      <text:p text:style-name="P22"><text:tab/><text:tab/>3.2.<text:span text:style-name="T20">6</text:span>.4 Output</text:p>
      <text:p text:style-name="P10"><text:span text:style-name="T7"><text:tab/><text:tab/></text:span><text:span text:style-name="T19">La lista di cose da fare presenterà accanto a ogni TODO l'orario e la data di agggiunta.</text:span></text:p>
      <text:p text:style-name="P20"><text:s text:c="3"/>3.3 Requisiti di prestazione</text:p>
      <text:p text:style-name="P14"><text:s text:c="3"/>Non essendo un'applicazione troppo complessa,questa non richiede particolari requisiti di <text:s text:c="8"/></text:p>
      <text:p text:style-name="P14"><text:s text:c="3"/>prestazione,perchè per la semplicità del compito che deve svolgere i tempi di elaborazione sono</text:p>
      <text:p text:style-name="P14"><text:s text:c="3"/>ragionevoli.</text:p>
      <text:p text:style-name="P23"><text:s text:c="3"/>3.4 Vincoli di progetto</text:p>
      <text:p text:style-name="P5"><text:s text:c="3"/>Nessu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54S</meta:editing-duration>
    <meta:editing-cycles>5</meta:editing-cycles>
    <meta:generator>LibreOffice/5.4.3.2$Windows_X86_64 LibreOffice_project/92a7159f7e4af62137622921e809f8546db437e5</meta:generator>
    <dc:date>2020-01-05T14:42:29.751000000</dc:date>
    <meta:document-statistic meta:table-count="0" meta:image-count="0" meta:object-count="0" meta:page-count="3" meta:paragraph-count="99" meta:word-count="942" meta:character-count="6621" meta:non-whitespace-character-count="5549"/>
    <meta:user-defined meta:name="Info 1"/>
    <meta:user-defined meta:name="Info 2"/>
    <meta:user-defined meta:name="Info 3"/>
    <meta:user-defined meta:name="Info 4"/>
  </office:meta>
</office:document-meta>
</file>